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ighbor_wif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SID name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0:7d:68:8e:e8: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/g/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P-LINK_53DC8E</text:p>
          </table:table-cell>
          <table:table-cell office:value-type="string" calcext:value-type="string">
            <text:p>60:e3:27:53:dc:8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b/g/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link77</text:p>
          </table:table-cell>
          <table:table-cell office:value-type="string" calcext:value-type="string">
            <text:p>c0:4a:00:6f:18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b/g/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r_man</text:p>
          </table:table-cell>
          <table:table-cell office:value-type="string" calcext:value-type="string">
            <text:p>78:11:dc:53:ac: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b/g/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office:value-type="string" calcext:value-type="string">
            <text:p>90:f6:52:52:36: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b/g/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P-Link_63B6</text:p>
          </table:table-cell>
          <table:table-cell office:value-type="string" calcext:value-type="string">
            <text:p>b0:be:76:6a:63:b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b/g/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T-WiFi_0794</text:p>
          </table:table-cell>
          <table:table-cell office:value-type="string" calcext:value-type="string">
            <text:p>70:2e:22:63:07: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b/g/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I-FI</text:p>
          </table:table-cell>
          <table:table-cell office:value-type="string" calcext:value-type="string">
            <text:p>d8:50:e6:f2:2b: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/g/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VS VIP</text:p>
          </table:table-cell>
          <table:table-cell office:value-type="string" calcext:value-type="string">
            <text:p>34:ce:00:5d:0d:a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b/g/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R-620</text:p>
          </table:table-cell>
          <table:table-cell office:value-type="string" calcext:value-type="string">
            <text:p>90:94:e4:f3:3e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/g/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er</text:p>
          </table:table-cell>
          <table:table-cell office:value-type="string" calcext:value-type="string">
            <text:p>bc:f6:85:cb:de: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b/g/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ro</text:p>
          </table:table-cell>
          <table:table-cell office:value-type="string" calcext:value-type="string">
            <text:p>fc:f5:28:61:76: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b/g/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VS</text:p>
          </table:table-cell>
          <table:table-cell office:value-type="string" calcext:value-type="string">
            <text:p>e8:de:27:5c:52: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b/g/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2T21:34:00.023132375</dc:date>
    <meta:editing-duration>PT4M16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